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agleboard</text:p>
      <text:p text:style-name="Subtitle">il necessario per vedere qualcosa</text:p>
      <text:h text:style-name="Heading_20_1" text:outline-level="1">Link</text:h>
      <text:p text:style-name="Text_20_body">Ubuntu generale</text:p>
      <text:p text:style-name="Text_20_body"><text:a xlink:type="simple" xlink:href="http://elinux.org/BeagleBoardUbuntu">http://elinux.org/BeagleBoardUbuntu</text:a></text:p>
      <text:p text:style-name="Text_20_body"/>
      <text:p text:style-name="Text_20_body">Video facile preparazione SD per Angstrom</text:p>
      <text:p text:style-name="Text_20_body"><text:a xlink:type="simple" xlink:href="http://www.angstrom-distribution.org/video-tutorial-how-install-ångström-beagleboard">http://www.angstrom-distribution.org/video-tutorial-how-install-%C3%A5ngstr%C3%B6m-beagleboard</text:a></text:p>
      <text:p text:style-name="Text_20_body">Tutorial creazione SD per Angstrom</text:p>
      <text:p text:style-name="Text_20_body"><text:a xlink:type="simple" xlink:href="http://nishanthmenon.blogspot.com/2008/08/how-to-boot-beagle.html">http://nishanthmenon.blogspot.com/2008/08/how-to-boot-beagle.html</text:a></text:p>
      <text:p text:style-name="Text_20_body">Tutorial in Italiano SD per Angstrom</text:p>
      <text:p text:style-name="Text_20_body"><text:a xlink:type="simple" xlink:href="http://www.alfonsomartone.itb.it/uklqem.html">www.alfonsomartone.itb.it/uklqem.html</text:a></text:p>
      <text:p text:style-name="Text_20_body">Immagini demo Angstrom</text:p>
      <text:p text:style-name="Text_20_body"><text:a xlink:type="simple" xlink:href="http://www.angstrom-distribution.org/beagleboard-demo-image-available">http://www.angstrom-distribution.org/beagleboard-demo-image-available</text:a></text:p>
      <text:p text:style-name="Text_20_body"/>
      <text:p text:style-name="Text_20_body">Formattare la scheda SD</text:p>
      <text:p text:style-name="Text_20_body"><text:a xlink:type="simple" xlink:href="http://code.google.com/p/beagleboard/wiki/LinuxBootDiskFormat">http://code.google.com/p/beagleboard/wiki/LinuxBootDiskFormat</text:a></text:p>
      <text:p text:style-name="Text_20_body"/>
      <text:p text:style-name="Text_20_body">Tutorial RISC OS Open</text:p>
      <text:p text:style-name="Text_20_body"><text:a xlink:type="simple" xlink:href="http://www.riscosopen.org/wiki/documentation/show/Using%20the%20Cortex-A8%20port">http://www.riscosopen.org/wiki/documentation/show/Using%20the%20Cortex-A8%20port</text:a></text:p>
      <text:p text:style-name="Text_20_body">Wiki</text:p>
      <text:p text:style-name="Text_20_body"><text:a xlink:type="simple" xlink:href="http://code.google.com/p/beagleboard/wiki/BootingBeagleBoard">http://code.google.com/p/beagleboard/wiki/BootingBeagleBoard</text:a></text:p>
      <text:p text:style-name="Text_20_body">Wiki CircuitCo</text:p>
      <text:p text:style-name="Text_20_body"><text:a xlink:type="simple" xlink:href="http://www.circuitco.com/support/index.php?title=Main_Page#BEAGLEBOARD_IMAGE_FILES">http://www.circuitco.com/support/index.php?title=Main_Page#BEAGLEBOARD_IMAGE_FILES</text:a></text:p>
      <text:p text:style-name="Text_20_body"/>
      <text:p text:style-name="Text_20_body">Outofthebox Wiki</text:p>
      <text:p text:style-name="Text_20_body"><text:a xlink:type="simple" xlink:href="http://code.google.com/p/beagleboard/wiki/outofthebox">http://code.google.com/p/beagleboard/wiki/outofthebox</text:a></text:p>
      <text:p text:style-name="Text_20_body"/>
      <text:p text:style-name="Text_20_body"/>
      <text:p text:style-name="Text_20_body">Lista della spesa</text:p>
      <text:p text:style-name="Text_20_body"><text:a xlink:type="simple" xlink:href="http://code.google.com/p/beagleboard/wiki/BeagleBoardShoppingList">http://code.google.com/p/beagleboard/wiki/BeagleBoardShoppingList</text:a></text:p>
      <text:p text:style-name="Text_20_body">Cablaggi</text:p>
      <text:p text:style-name="Text_20_body"><text:a xlink:type="simple" xlink:href="http://www.pccables.com/07120.htm">http://www.pccables.com/07120.htm</text:a></text:p>
      <text:p text:style-name="Text_20_body"><text:soft-page-break/><text:a xlink:type="simple" xlink:href="http://www.logicsupply.com/products/db9_idc10">http://www.logicsupply.com/products/db9_idc10</text:a></text:p>
      <text:p text:style-name="Text_20_body"/>
      <text:p text:style-name="Text_20_body"/>
      <text:h text:style-name="Heading_20_1" text:outline-level="1">Hardware</text:h>
      <text:list xml:id="list43192901" text:style-name="L1">
        <text:list-item>
          <text:p text:style-name="P1">Beagle board REV C4</text:p>
        </text:list-item>
      </text:list>
      <text:list xml:id="list43182142" text:style-name="L2">
        <text:list-item>
          <text:p text:style-name="P2">Cavo HDMI</text:p>
        </text:list-item>
        <text:list-item>
          <text:p text:style-name="P2">SD</text:p>
        </text:list-item>
        <text:list-item>
          <text:p text:style-name="P2">Tastiera e mouse USB</text:p>
        </text:list-item>
        <text:list-item>
          <text:p text:style-name="P2">HUB USB</text:p>
        </text:list-item>
      </text:list>
      <text:h text:style-name="Heading_20_1" text:outline-level="1">Software</text:h>
      <text:list xml:id="list43199157" text:style-name="L3">
        <text:list-item>
          <text:p text:style-name="P3">Sistema operativo?</text:p>
        </text:list-item>
        <text:list-item>
          <text:p text:style-name="P3"/>
        </text:list-item>
      </text:list>
      <text:h text:style-name="Heading_20_1" text:outline-level="1">Angstrom</text:h>
      <text:p text:style-name="Text_20_body">Partendo con un sistema operativo linux, probabilmente anche ubunti live</text:p>
      <text:p text:style-name="Text_20_body">Scheda da 2GByte</text:p>
      <text:p text:style-name="Text_20_body">Circa 500 di sistema operativo</text:p>
      <text:p text:style-name="Text_20_body">Linux con GParted </text:p>
      <text:p text:style-name="Text_20_body">FAT32 da 50MByte</text:p>
      <text:p text:style-name="Text_20_body">resto ext2</text:p>
      <text:p text:style-name="Text_20_body">Si monta la partizione ext2 fatta e ci si scompatta il rar della distribuzione</text:p>
      <text:p text:style-name="Text_20_body">Si monta la partizione FAT32 e si copia la uImage nella scheda</text:p>
      <text:p text:style-name="Text_20_body">Al primo boot qualche comando di impostazione di boot.</text:p>
      <text:p text:style-name="Text_20_body"/>
      <text:h text:style-name="Heading_20_1" text:outline-level="1">Cose da fare</text:h>
      <text:list xml:id="list43199262" text:style-name="L4">
        <text:list-item>
          <text:p text:style-name="P4">Provare la sequenza Outofthebox di test</text:p>
        </text:list-item>
        <text:list-item>
          <text:p text:style-name="P4">Creare la SD con sistema operativo</text:p>
        </text:list-item>
        <text:list-item>
          <text:p text:style-name="P4">Creare una SD con sistema operativo ridotto per caricarlo in NAND</text:p>
        </text:list-item>
        <text:list-item>
          <text:p text:style-name="P4">Caricare il sistema in NAND</text:p>
        </text:list-item>
        <text:list-item>
          <text:p text:style-name="P4">Cercare un Benchmark e fare confronti</text:p>
        </text:list-item>
      </text:list>
      <text:p text:style-name="Text_20_body"/>
      <text:p text:style-name="Preformatted_20_Text"><text:bookmark text:name="Boot_the_Linux_Image_on_Beagle_Board"/>setenv bootargs "console=ttyS2,115200n8 noinitrd root=/dev/mmcblk0p1 rootfstype=ext2 rw rootdelay=1 nohz=off"</text:p>
      <text:p text:style-name="P5"><text:bookmark text:name="Boot_the_Linux_Image_on_Beagle_Board2"/>setenv bootcmd 'mmcinit; <text:bookmark text:name="Boot_the_Linux_Image_on_Beagle_Board1"/>fatload mmc 0 0x80300000 uImage;bootm 0x80300000'</text:p>
      <text:p text:style-name="P5">saveenv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26M00S</meta:editing-duration>
    <meta:editing-cycles>21</meta:editing-cycles>
    <meta:generator>OpenOffice.org/3.2$Win32 OpenOffice.org_project/320m12$Build-9483</meta:generator>
    <dc:date>2011-11-22T02:00:04.47</dc:date>
    <dc:creator>Crazyd </dc:creator>
    <meta:document-statistic meta:table-count="0" meta:image-count="0" meta:object-count="0" meta:page-count="3" meta:paragraph-count="55" meta:word-count="205" meta:character-count="1953"/>
    <meta:user-defined meta:name="Info 1"/>
    <meta:user-defined meta:name="Info 2"/>
    <meta:user-defined meta:name="Info 3"/>
    <meta:user-defined meta:name="Info 4"/>
  </office:meta>
</office:document-meta>
</file>